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148c7a" officeooo:paragraph-rsid="002af9e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2af9e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Condensed" fo:font-size="12pt" officeooo:rsid="000df8c5" officeooo:paragraph-rsid="002af9e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2af9e5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DejaVu Sans Condensed" fo:font-size="12pt" fo:font-weight="normal" officeooo:rsid="0018178b" officeooo:paragraph-rsid="002af9e5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2af9e5"/>
    </style:style>
    <style:style style:name="P7" style:family="paragraph" style:parent-style-name="Standard" style:list-style-name="L1">
      <style:text-properties style:font-name="DejaVu Sans Condensed" fo:font-size="12pt" officeooo:rsid="00148c7a" officeooo:paragraph-rsid="002af9e5" style:font-size-asian="12pt" style:font-size-complex="12pt"/>
    </style:style>
    <style:style style:name="P8" style:family="paragraph" style:parent-style-name="Standard" style:list-style-name="L3">
      <style:text-properties style:font-name="DejaVu Sans Condensed" fo:font-size="12pt" officeooo:rsid="00148c7a" officeooo:paragraph-rsid="002af9e5" style:font-size-asian="12pt" style:font-size-complex="12pt"/>
    </style:style>
    <style:style style:name="P9" style:family="paragraph" style:parent-style-name="Standard" style:list-style-name="L11">
      <style:text-properties style:font-name="DejaVu Sans Condensed" fo:font-size="12pt" officeooo:rsid="00148c7a" officeooo:paragraph-rsid="002af9e5" style:font-size-asian="12pt" style:font-size-complex="12pt"/>
    </style:style>
    <style:style style:name="P10" style:family="paragraph" style:parent-style-name="Standard" style:list-style-name="L2">
      <style:text-properties style:font-name="DejaVu Sans Condensed" fo:font-size="12pt" officeooo:paragraph-rsid="002af9e5" style:font-size-asian="12pt" style:font-size-complex="12pt"/>
    </style:style>
    <style:style style:name="P11" style:family="paragraph" style:parent-style-name="Standard" style:list-style-name="L5">
      <style:text-properties style:font-name="DejaVu Sans Condensed" fo:font-size="12pt" officeooo:rsid="0019c0cd" officeooo:paragraph-rsid="002af9e5" style:font-size-asian="12pt" style:font-size-complex="12pt"/>
    </style:style>
    <style:style style:name="P12" style:family="paragraph" style:parent-style-name="Standard" style:list-style-name="L6">
      <style:text-properties style:font-name="DejaVu Sans Condensed" fo:font-size="12pt" officeooo:rsid="0019c0cd" officeooo:paragraph-rsid="002af9e5" style:font-size-asian="12pt" style:font-size-complex="12pt"/>
    </style:style>
    <style:style style:name="P13" style:family="paragraph" style:parent-style-name="Standard" style:list-style-name="L12">
      <style:text-properties style:font-name="DejaVu Sans Condensed" fo:font-size="12pt" officeooo:rsid="0019c0cd" officeooo:paragraph-rsid="002af9e5" style:font-size-asian="12pt" style:font-size-complex="12pt"/>
    </style:style>
    <style:style style:name="P14" style:family="paragraph" style:parent-style-name="Standard" style:list-style-name="L13">
      <style:text-properties style:font-name="DejaVu Sans Condensed" fo:font-size="12pt" officeooo:rsid="0019c0cd" officeooo:paragraph-rsid="002af9e5" style:font-size-asian="12pt" style:font-size-complex="12pt"/>
    </style:style>
    <style:style style:name="P15" style:family="paragraph" style:parent-style-name="Standard" style:list-style-name="L8">
      <style:text-properties style:font-name="DejaVu Sans Condensed" fo:font-size="12pt" officeooo:rsid="002c64b1" officeooo:paragraph-rsid="002af9e5" style:font-size-asian="12pt" style:font-size-complex="12pt"/>
    </style:style>
    <style:style style:name="P16" style:family="paragraph" style:parent-style-name="Standard" style:list-style-name="L9">
      <style:text-properties style:font-name="DejaVu Sans Condensed" fo:font-size="12pt" officeooo:paragraph-rsid="002af9e5" style:font-size-asian="12pt" style:font-size-complex="12pt"/>
    </style:style>
    <style:style style:name="P17" style:family="paragraph" style:parent-style-name="Standard" style:list-style-name="L9">
      <style:text-properties style:font-name="DejaVu Sans Condensed" fo:font-size="12pt" officeooo:rsid="002f7b1c" officeooo:paragraph-rsid="002f7b1c" style:font-size-asian="12pt" style:font-size-complex="12pt"/>
    </style:style>
    <style:style style:name="P18" style:family="paragraph" style:parent-style-name="Standard" style:list-style-name="L11">
      <style:text-properties style:font-name="DejaVu Sans Condensed" fo:font-size="12pt" officeooo:rsid="0031e89f" officeooo:paragraph-rsid="0031e89f" style:font-size-asian="12pt" style:font-size-complex="12pt"/>
    </style:style>
    <style:style style:name="P19" style:family="paragraph" style:parent-style-name="Standard" style:list-style-name="L12">
      <style:text-properties style:font-name="DejaVu Sans Condensed" fo:font-size="12pt" officeooo:rsid="00260f33" officeooo:paragraph-rsid="002af9e5" style:font-size-asian="12pt" style:font-size-complex="12pt"/>
    </style:style>
    <style:style style:name="P20" style:family="paragraph" style:parent-style-name="Standard" style:list-style-name="L4">
      <style:text-properties officeooo:paragraph-rsid="002af9e5"/>
    </style:style>
    <style:style style:name="P21" style:family="paragraph" style:parent-style-name="Standard" style:list-style-name="L7">
      <style:text-properties officeooo:paragraph-rsid="002af9e5"/>
    </style:style>
    <style:style style:name="P22" style:family="paragraph" style:parent-style-name="Standard" style:list-style-name="L8">
      <style:text-properties officeooo:paragraph-rsid="002af9e5"/>
    </style:style>
    <style:style style:name="P23" style:family="paragraph" style:parent-style-name="Standard" style:list-style-name="L10">
      <style:text-properties officeooo:paragraph-rsid="003904d1"/>
    </style:style>
    <style:style style:name="P24" style:family="paragraph" style:parent-style-name="Standard" style:list-style-name="L10">
      <style:text-properties officeooo:rsid="003904d1" officeooo:paragraph-rsid="003904d1"/>
    </style:style>
    <style:style style:name="P25" style:family="paragraph" style:parent-style-name="Standard" style:list-style-name="L12">
      <style:text-properties officeooo:paragraph-rsid="002af9e5"/>
    </style:style>
    <style:style style:name="P26" style:family="paragraph" style:parent-style-name="Standard" style:list-style-name="L12">
      <style:text-properties officeooo:rsid="00260f33" officeooo:paragraph-rsid="002af9e5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style:font-size-asian="12pt" style:font-size-complex="12pt"/>
    </style:style>
    <style:style style:name="T6" style:family="text">
      <style:text-properties style:font-name="DejaVu Sans Condensed" fo:font-size="12pt" officeooo:rsid="001d1918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55293" style:font-size-asian="12pt" style:font-size-complex="12pt"/>
    </style:style>
    <style:style style:name="T10" style:family="text">
      <style:text-properties style:font-name="DejaVu Sans Condensed" fo:font-size="12pt" officeooo:rsid="00281bb9" style:font-size-asian="12pt" style:font-size-complex="12pt"/>
    </style:style>
    <style:style style:name="T11" style:family="text">
      <style:text-properties style:font-name="DejaVu Sans Condensed" fo:font-size="12pt" officeooo:rsid="0028a7a3" style:font-size-asian="12pt" style:font-size-complex="12pt"/>
    </style:style>
    <style:style style:name="T12" style:family="text">
      <style:text-properties style:font-name="DejaVu Sans Condensed" fo:font-size="12pt" officeooo:rsid="002c64b1" style:font-size-asian="12pt" style:font-size-complex="12pt"/>
    </style:style>
    <style:style style:name="T13" style:family="text">
      <style:text-properties style:font-name="DejaVu Sans Condensed" fo:font-size="12pt" officeooo:rsid="002ae4af" style:font-size-asian="12pt" style:font-size-complex="12pt"/>
    </style:style>
    <style:style style:name="T14" style:family="text">
      <style:text-properties style:font-name="DejaVu Sans Condensed" fo:font-size="12pt" officeooo:rsid="00295ba7" style:font-size-asian="12pt" style:font-size-complex="12pt"/>
    </style:style>
    <style:style style:name="T15" style:family="text">
      <style:text-properties style:font-name="DejaVu Sans Condensed" fo:font-size="12pt" officeooo:rsid="003468f5" style:font-size-asian="12pt" style:font-size-complex="12pt"/>
    </style:style>
    <style:style style:name="T16" style:family="text">
      <style:text-properties style:font-name="DejaVu Sans Condensed" fo:font-size="12pt" officeooo:rsid="00360820" style:font-size-asian="12pt" style:font-size-complex="12pt"/>
    </style:style>
    <style:style style:name="T17" style:family="text">
      <style:text-properties style:font-name="DejaVu Sans Condensed" fo:font-size="12pt" officeooo:rsid="003727d8" style:font-size-asian="12pt" style:font-size-complex="12pt"/>
    </style:style>
    <style:style style:name="T18" style:family="text">
      <style:text-properties style:font-name="DejaVu Sans Condensed" fo:font-size="12pt" officeooo:rsid="003904d1" style:font-size-asian="12pt" style:font-size-complex="12pt"/>
    </style:style>
    <style:style style:name="T19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ae4af" style:font-size-asian="12pt" style:font-weight-asian="bold" style:font-size-complex="12pt" style:font-weight-complex="bold"/>
    </style:style>
    <style:style style:name="T21" style:family="text">
      <style:text-properties officeooo:rsid="001e796a"/>
    </style:style>
    <style:style style:name="T22" style:family="text">
      <style:text-properties officeooo:rsid="001f81ba"/>
    </style:style>
    <style:style style:name="T23" style:family="text">
      <style:text-properties officeooo:rsid="00216278"/>
    </style:style>
    <style:style style:name="T24" style:family="text">
      <style:text-properties officeooo:rsid="00221931"/>
    </style:style>
    <style:style style:name="T25" style:family="text">
      <style:text-properties officeooo:rsid="0023cd1c"/>
    </style:style>
    <style:style style:name="T26" style:family="text">
      <style:text-properties officeooo:rsid="00255293"/>
    </style:style>
    <style:style style:name="T27" style:family="text">
      <style:text-properties officeooo:rsid="00260f33"/>
    </style:style>
    <style:style style:name="T28" style:family="text">
      <style:text-properties officeooo:rsid="00295ba7"/>
    </style:style>
    <style:style style:name="T29" style:family="text">
      <style:text-properties officeooo:rsid="00317907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3af626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1"><text:span text:style-name="T21">0</text:span><text:span text:style-name="T31">1</text:span><text:span text:style-name="T22">3</text:span><text:span text:style-name="T21"> - </text:span><text:span text:style-name="T31">Controls </text:span><text:span text:style-name="T21">- </text:span>Throttle <text:span text:style-name="T1">Base</text:span></text:p>
      <text:p text:style-name="P5">U=Up, D=Down, F=Forward, B=Backward, L=Left, R=Right, P=Press, S-*=Shift-<text:span text:style-name="T3">*</text:span>, L-*=Long-<text:span text:style-name="T3">*</text:span></text:p>
      <text:p text:style-name="P2"/>
      <text:p text:style-name="P2">Mode selector</text:p>
      <text:list xml:id="list2949523398" text:style-name="L1">
        <text:list-item>
          <text:p text:style-name="P7">Turn: --</text:p>
        </text:list-item>
      </text:list>
      <text:p text:style-name="P2">Flaps lever</text:p>
      <text:list xml:id="list3830229986" text:style-name="L2">
        <text:list-item>
          <text:p text:style-name="P10"><text:span text:style-name="T1">Axis</text:span><text:span text:style-name="T2">: --</text:span></text:p>
        </text:list-item>
      </text:list>
      <text:p text:style-name="P2">T1 switch</text:p>
      <text:list xml:id="list1899894453" text:style-name="L3">
        <text:list-item>
          <text:p text:style-name="P8">F: <text:span text:style-name="T26">Toggle Electric Power</text:span></text:p>
        </text:list-item>
      </text:list>
      <text:p text:style-name="P2">T2 switch</text:p>
      <text:list xml:id="list3709298807" text:style-name="L4">
        <text:list-item>
          <text:p text:style-name="P20"><text:span text:style-name="T8">F: </text:span><text:span text:style-name="T14">Jettison weapons (must be </text:span><text:span text:style-name="T17">pressed</text:span><text:span text:style-name="T14"> repeatedly to drop all weapons, </text:span><text:span text:style-name="T17">order is outer to inner pylons, drop tanks first, </text:span><text:span text:style-name="T16">then </text:span><text:span text:style-name="T15">A2G weapons, then A2A weapons; pods are not jettisoned)</text:span></text:p>
        </text:list-item>
      </text:list>
      <text:p text:style-name="P2">T3 switch</text:p>
      <text:list xml:id="list749266027" text:style-name="L5">
        <text:list-item>
          <text:p text:style-name="P11">F: <text:span text:style-name="T28">Reset Master Caution audio warning</text:span></text:p>
        </text:list-item>
      </text:list>
      <text:p text:style-name="P2">T4 switch</text:p>
      <text:list xml:id="list1639554781" text:style-name="L6">
        <text:list-item>
          <text:p text:style-name="P12">F: --</text:p>
        </text:list-item>
      </text:list>
      <text:p text:style-name="P2">Lighted Buttons -- Master Modes</text:p>
      <text:list xml:id="list508229297" text:style-name="L7">
        <text:list-item>
          <text:p text:style-name="P21"><text:span text:style-name="T7">B1</text:span><text:span text:style-name="T8">: </text:span><text:span text:style-name="T9">A/A </text:span><text:span text:style-name="T11">Master Mode</text:span><text:span text:style-name="T8"><text:tab/></text:span><text:span text:style-name="T7">B2: </text:span><text:span text:style-name="T9">-- </text:span><text:span text:style-name="T10">(No separate Master Arm)</text:span><text:span text:style-name="T7"><text:tab/><text:tab/>B3: </text:span><text:span text:style-name="T9">Next Waypoint/Airfield</text:span></text:p>
        </text:list-item>
      </text:list>
      <text:list xml:id="list2135390176" text:style-name="L8">
        <text:list-item>
          <text:p text:style-name="P22"><text:span text:style-name="T7">B4: </text:span><text:span text:style-name="T9">A/G </text:span><text:span text:style-name="T11">Master Mode</text:span><text:span text:style-name="T7"><text:tab/>B5: </text:span><text:span text:style-name="T12">Cycle </text:span><text:span text:style-name="T13">Nav Mode:<text:tab/><text:tab/><text:tab/></text:span><text:span text:style-name="T12">B</text:span><text:span text:style-name="T7">6: </text:span><text:span text:style-name="T9">Previous Waypoint/Airfield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5">No Task, Route, Return, Landing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T5 switch -- <text:span text:style-name="T23">Landing </text:span>Gear</text:p>
      <text:list xml:id="list2950443749" text:style-name="L9">
        <text:list-item>
          <text:p text:style-name="P16"><text:span text:style-name="T2">U/D: </text:span><text:span text:style-name="T24">Landing </text:span><text:span text:style-name="T2">Gear up/down</text:span></text:p>
        </text:list-item>
        <text:list-item>
          <text:p text:style-name="P17">S-D: Deploy drag chute, <text:span text:style-name="T29">drop chute after use</text:span></text:p>
        </text:list-item>
      </text:list>
      <text:p text:style-name="P6"><text:span text:style-name="T19">T6 switch -- </text:span><text:span text:style-name="T20">Flaps</text:span></text:p>
      <text:list xml:id="list1510521761" text:style-name="L10">
        <text:list-item>
          <text:p text:style-name="P23"><text:span text:style-name="T8">U: </text:span><text:span text:style-name="T18">Flaps up</text:span></text:p>
        </text:list-item>
        <text:list-item>
          <text:p text:style-name="P23"><text:span text:style-name="T8">D: </text:span><text:span text:style-name="T9">Flaps up/down </text:span><text:span text:style-name="T18">(toggles between flaps up and takeoff position)</text:span></text:p>
        </text:list-item>
        <text:list-item>
          <text:p text:style-name="P24"><text:span text:style-name="T9">S-</text:span><text:span text:style-name="T5">D: Flaps Landing Position (full down)</text:span></text:p>
        </text:list-item>
      </text:list>
      <text:p text:style-name="P2">T7 switch -- Canopy</text:p>
      <text:list xml:id="list867751718" text:style-name="L11">
        <text:list-item>
          <text:p text:style-name="P9">U: Canopy up/down <text:span text:style-name="T25">toggle</text:span></text:p>
        </text:list-item>
        <text:list-item>
          <text:p text:style-name="P18">S-D: Jettison droptanks (<text:span text:style-name="T30">drops all tanks</text:span>, not just empty ones)</text:p>
        </text:list-item>
      </text:list>
      <text:p text:style-name="P2">E1 dial -- <text:span text:style-name="T1">Kneeboard </text:span><text:span text:style-name="T27">and RWR</text:span></text:p>
      <text:list xml:id="list1483933355" text:style-name="L12">
        <text:list-item>
          <text:p text:style-name="P13">P: Kneeboard toggle</text:p>
        </text:list-item>
        <text:list-item>
          <text:p text:style-name="P25"><text:span text:style-name="T6">L/R</text:span><text:span text:style-name="T7">: Flip pages</text:span></text:p>
        </text:list-item>
        <text:list-item>
          <text:p text:style-name="P26"><text:span text:style-name="T7">S-</text:span><text:span text:style-name="T5">P: RWR mode cycle</text:span></text:p>
        </text:list-item>
        <text:list-item>
          <text:p text:style-name="P19">S-L/S-R: RWR volume up/down</text:p>
        </text:list-item>
      </text:list>
      <text:p text:style-name="P2">E2 dial -- <text:span text:style-name="T26">(no NVGs)</text:span></text:p>
      <text:list xml:id="list4092306244" text:style-name="L13">
        <text:list-item>
          <text:p text:style-name="P14">P: --</text:p>
        </text:list-item>
        <text:list-item>
          <text:p text:style-name="P14"><text:span text:style-name="T4">L/R</text:span>: --</text:p>
        </text:list-item>
      </text:list>
      <text:p text:style-name="P4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6-24T14:40:26.589000000</dc:date>
    <meta:editing-duration>PT5H9M42S</meta:editing-duration>
    <meta:editing-cycles>34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7" meta:word-count="216" meta:character-count="1144" meta:non-whitespace-character-count="982"/>
  </office:meta>
</office:document-meta>
</file>